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4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624cm"/>
    </style:style>
    <style:style style:name="gr4" style:family="graphic" style:parent-style-name="standard">
      <style:graphic-properties draw:stroke="none" svg:stroke-color="#000000" draw:fill="none" draw:fill-color="#ffffff" draw:auto-grow-height="true" draw:auto-grow-width="false" fo:max-height="0cm" fo:min-height="9.148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6.013cm"/>
    </style:style>
    <style:style style:name="gr7"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loext:graphic-properties draw:fill="none" draw:fill-color="#ffffff"/>
      <style:paragraph-properties fo:margin-left="0cm" fo:margin-right="0cm" fo:text-align="start" fo:text-indent="0cm"/>
      <style:text-properties fo:color="#ffffff" style:font-name="Segoe UI" fo:font-size="26pt" fo:text-shadow="1pt 1pt" style:font-size-asian="26pt" style:font-size-complex="26pt"/>
    </style:style>
    <style:style style:name="P7" style:family="paragraph">
      <style:paragraph-properties fo:margin-left="0.318cm" fo:margin-right="0cm" fo:text-indent="0cm"/>
    </style:style>
    <style:style style:name="P8" style:family="paragraph">
      <style:paragraph-properties fo:margin-left="0.318cm" fo:margin-right="0cm" fo:text-indent="-0.318cm"/>
    </style:style>
    <style:style style:name="P9" style:family="paragraph">
      <loext:graphic-properties draw:fill="none" draw:fill-color="#ffffff"/>
      <style:paragraph-properties fo:margin-left="0.318cm" fo:margin-right="0cm" fo:text-indent="-0.318cm"/>
      <style:text-properties fo:color="#ffffff" style:font-name="Segoe UI" fo:font-size="26pt" fo:text-shadow="1pt 1pt" style:font-size-asian="26pt" style:font-size-complex="26pt"/>
    </style:style>
    <style:style style:name="P10" style:family="paragraph">
      <loext:graphic-properties draw:fill="none" draw:fill-color="#ffffff"/>
      <style:paragraph-properties fo:margin-left="0.318cm" fo:margin-right="0cm" fo:text-indent="-0.318cm"/>
      <style:text-properties fo:color="#ffffff" style:font-name="Segoe UI" fo:font-size="32pt" fo:text-shadow="1pt 1pt" style:font-size-asian="32pt" style:font-size-complex="32pt"/>
    </style:style>
    <style:style style:name="T1" style:family="text">
      <style:text-properties fo:color="#ffffff" style:font-name="Segoe UI" fo:font-size="26pt" fo:font-style="normal" fo:text-shadow="1pt 1pt"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1" fo:font-size="32pt" fo:text-shadow="1pt 1pt" style:font-size-asian="32pt" style:font-size-complex="32pt"/>
    </style:style>
    <style:style style:name="T4" style:family="text">
      <style:text-properties fo:color="#ffffff" style:font-name="Segoe UI1" fo:font-size="32pt" fo:text-shadow="1pt 1pt" style:font-size-asian="32pt" style:font-size-complex="32pt"/>
    </style:style>
    <style:style style:name="T5" style:family="text">
      <style:text-properties fo:color="#ffffff" style:font-name="Segoe UI1" fo:font-size="26pt" fo:text-shadow="1pt 1pt" style:font-size-asian="26pt" style:font-size-complex="26pt"/>
    </style:style>
    <style:style style:name="T6" style:family="text">
      <style:text-properties fo:color="#ffffff" style:text-position="0% 100%" style:font-name="Segoe UI1" fo:font-size="32pt" fo:text-shadow="1pt 1pt" style:font-size-asian="32pt" style:font-size-complex="32pt"/>
    </style:style>
    <style:style style:name="T7" style:family="text">
      <style:text-properties fo:color="#ffffff" style:font-name="Segoe UI"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4cm" svg:height="2.792cm" svg:x="1.27cm" svg:y="0.256cm">
          <draw:text-box>
            <text:p text:style-name="P1"><text:span text:style-name="T1">Holy Gospel</text:span></text:p>
            <text:p text:style-name="P1"><text:span text:style-name="T2">Luke 4:1–13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6" draw:layer="layout" svg:width="25.4cm" svg:height="7.874cm" svg:x="1.27cm" svg:y="0.508cm">
          <draw:text-box>
            <text:p text:style-name="P4"><text:span text:style-name="T3">1</text:span><text:span text:style-name="T4"> Jesus, full of the Holy Spirit, returned from the Jordan and was led by the Spirit in the wilderness </text:span></text:p>
            <text:p text:style-name="P5"><text:span text:style-name="T3">2</text:span><text:span text:style-name="T4">for forty days, being tempted by the devil. And he ate nothing during those days. And when they were ended, he was hungry.</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6" draw:layer="layout" svg:width="25.4cm" svg:height="9.398cm" svg:x="1.27cm" svg:y="0.508cm">
          <draw:text-box>
            <text:p text:style-name="P4"><text:span text:style-name="T3"><text:s/></text:span><text:span text:style-name="T3">3</text:span><text:span text:style-name="T4">The devil said to him, “If you are the Son of God, command this stone to become bread.” </text:span></text:p>
            <text:p text:style-name="P4"><text:span text:style-name="T3">4</text:span><text:span text:style-name="T4">And Jesus answered him, </text:span></text:p>
            <text:p text:style-name="P4"><text:span text:style-name="T4">“</text:span><text:span text:style-name="T4">It is written, ‘Man shall not live by bread alon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5" draw:text-style-name="P6" draw:layer="layout" svg:width="25.4cm" svg:height="7.766cm" svg:x="1.27cm" svg:y="0.508cm">
          <draw:text-box>
            <text:p text:style-name="P4"><text:span text:style-name="T3">5</text:span><text:span text:style-name="T6">And the devil took him up and showed him all the kingdoms of the world in a moment of time,</text:span><text:span text:style-name="T3"> 6</text:span><text:span text:style-name="T4">and said to him, “To you I will give all this authority and their glory, for it has been delivered to me, and I give it to whom I will.</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6" draw:text-style-name="P6" draw:layer="layout" svg:width="25.4cm" svg:height="6.263cm" svg:x="1.27cm" svg:y="0.508cm">
          <draw:text-box>
            <text:p text:style-name="P4"><text:span text:style-name="T3"><text:s/></text:span><text:span text:style-name="T3">7</text:span><text:span text:style-name="T6">If you, then, will worship me, it will all be yours.”</text:span><text:span text:style-name="T3"> 8</text:span><text:span text:style-name="T4">And Jesus answered him, </text:span></text:p>
            <text:p text:style-name="P7"><text:span text:style-name="T4">“</text:span><text:span text:style-name="T4">It is written, “‘</text:span><text:span text:style-name="T7">You shall worship the Lord your God, and him only shall you serv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3" draw:text-style-name="P9" draw:layer="layout" svg:width="25.4cm" svg:height="7.874cm" svg:x="1.27cm" svg:y="0.254cm">
          <draw:text-box>
            <text:p text:style-name="P8"><text:span text:style-name="T3">9</text:span><text:span text:style-name="T4">And he took him to Jerusalem and set him on the pinnacle of the temple and said to him, “If you are the Son of God, throw yourself down from here, </text:span><text:span text:style-name="T3">10</text:span><text:span text:style-name="T4">for it is written, “‘</text:span><text:span text:style-name="T7">He will command his angels concerning you, to guard you,’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5" draw:text-style-name="P10" draw:layer="layout" svg:width="25.4cm" svg:height="7.766cm" svg:x="1.524cm" svg:y="0.362cm">
          <draw:text-box>
            <text:p text:style-name="P8"><text:span text:style-name="T3">11</text:span><text:span text:style-name="T4">and “‘</text:span><text:span text:style-name="T7">On their hands they will bear you up, lest you strike your foot against a stone.’”</text:span></text:p>
            <text:p text:style-name="P5"><text:span text:style-name="T3">12</text:span><text:span text:style-name="T4">And Jesus answered him, </text:span></text:p>
            <text:p text:style-name="P5"><text:span text:style-name="T4">“</text:span><text:span text:style-name="T4">It is said, ‘You shall not put the Lord your God to the test.’”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7" draw:text-style-name="P10" draw:layer="layout" svg:width="25.4cm" svg:height="4.76cm" svg:x="1.27cm" svg:y="0.32cm">
          <draw:text-box>
            <text:p text:style-name="P8"><text:span text:style-name="T3">13</text:span><text:span text:style-name="T4">And when the devil had ended every temptation, he departed from him until an opportune time.</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3T10:19:20.282000000</meta:creation-date>
    <dc:date>2016-02-13T14:22:04.315000000</dc:date>
    <meta:editing-duration>PT4M58S</meta:editing-duration>
    <meta:editing-cycles>5</meta:editing-cycles>
    <meta:generator>LibreOffice/5.0.4.2$Windows_x86 LibreOffice_project/2b9802c1994aa0b7dc6079e128979269cf95bc78</meta:generator>
    <meta:document-statistic meta:object-count="45"/>
  </office:meta>
</office:document-meta>
</file>